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3417" officeooo:paragraph-rsid="00013417" style:font-weight-asian="bold" style:font-weight-complex="bold"/>
    </style:style>
    <style:style style:name="P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weight="normal" officeooo:rsid="00013417" officeooo:paragraph-rsid="00013417"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weight="normal" officeooo:rsid="00013417" officeooo:paragraph-rsid="0004f29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weight="normal" officeooo:rsid="0004f29f" officeooo:paragraph-rsid="0004f29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weight="normal" officeooo:rsid="0004f29f" officeooo:paragraph-rsid="00094e30" style:font-weight-asian="normal" style:font-weight-complex="normal"/>
    </style:style>
    <style:style style:name="P6" style:family="paragraph" style:parent-style-name="Footer">
      <style:paragraph-properties fo:text-align="end" style:justify-single-word="false"/>
      <style:text-properties officeooo:rsid="000b92cd" officeooo:paragraph-rsid="000b92cd"/>
    </style:style>
    <style:style style:name="T1" style:family="text">
      <style:text-properties officeooo:rsid="0002a2b8"/>
    </style:style>
    <style:style style:name="T2" style:family="text">
      <style:text-properties officeooo:rsid="000399dd"/>
    </style:style>
    <style:style style:name="T3" style:family="text">
      <style:text-properties officeooo:rsid="00047d91"/>
    </style:style>
    <style:style style:name="T4" style:family="text">
      <style:text-properties officeooo:rsid="0006a8e8"/>
    </style:style>
    <style:style style:name="T5" style:family="text">
      <style:text-properties officeooo:rsid="00077ab8"/>
    </style:style>
    <style:style style:name="T6" style:family="text">
      <style:text-properties officeooo:rsid="00094e30"/>
    </style:style>
    <style:style style:name="T7" style:family="text">
      <style:text-properties style:text-position="super 58%"/>
    </style:style>
    <style:style style:name="T8"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E MYSELF </text:p>
      <text:p text:style-name="P1"/>
      <text:p text:style-name="P2">I’d like to introduce myself , I’m Antonio Ferrer <text:span text:style-name="T5">Lopez</text:span>, I was born in Valencia. I’ve thirty-eight years old and I’m <text:span text:style-name="T5">a Techno-freak</text:span>. </text:p>
      <text:p text:style-name="P2"><text:tab/>When I had <text:span text:style-name="T5">around</text:span> 10 years, for my “First communion” <text:span text:style-name="T1">I did a bit present from my uncle, but it change my life. My MSX hit-bit version and a lot of books for start in Informatics world. At that moment I decided learn about it beyond the basic language. </text:span></text:p>
      <text:p text:style-name="P2"><text:tab/><text:span text:style-name="T2">At the end of the EGB, I did decide my professional goals, first study industrial electronic, for second stage, study telecommunication Degree, and for end, programming development. </text:span></text:p>
      <text:p text:style-name="P2"><text:tab/><text:span text:style-name="T2">But, for problems, I stopped my route at first step for a lot of year. I started working in a Sony Gallery Shop of Valencia, later in Milar El Osito at La Eliana and, more later, I started at lightning study called Sayma, on this job i’d work making and programming lightning control systems and DMX control systems over five years, but the crisis come to Spain and us affecting seriously. After ERE I’d decide going to resume my studies. </text:span></text:p>
      <text:p text:style-name="P3"><text:tab/><text:span text:style-name="T3">Now I’m “It” Technical and I’m working in a Hotel on a maintenance department, </text:span></text:p>
      <text:p text:style-name="P3"><text:span text:style-name="T3">at same time, I follow up my studies, I’m studding DAM in a semi-presential mode. </text:span></text:p>
      <text:p text:style-name="P5"><text:tab/>About my another interests, I really love Airsoft practice, I like go milsims <text:span text:style-name="T5">campaign</text:span> with my friends. I like sports and I participate in an OCR runs like Spartan Race or Iberian Race.</text:p>
      <text:p text:style-name="P5"><text:tab/> I like all music types, I <text:span text:style-name="T5">doesn't</text:span> have best music group but I like Metallica, or Dire straits, it depends of my emotional state. </text:p>
      <text:p text:style-name="P4"><text:tab/>On my free time (I <text:span text:style-name="T5">don't</text:span> have more time) I like test <text:span text:style-name="T5">programming</text:span> IOT thinks like Arduino <text:span text:style-name="T4">gadgets</text:span> or <text:span text:style-name="T4">install and configure services on my Raspberry pi. I’ve a lot of thinks, sensors and instruments to play whit it. Programming relax me. </text:span></text:p>
      <text:p text:style-name="P4"><text:tab/><text:span text:style-name="T4">By other side, I like play videogames, my favorite is Leage of legends, an isometric MOVA game free to play, it’s lot of addictive videogame. </text:span></text:p>
      <text:p text:style-name="P4"><text:tab/><text:span text:style-name="T4">On first position of my travel list be London. I have been in London for three times, only one time like a tourist, I love this place but, at this moment, this travel isn't for my economy. </text:span></text:p>
      <text:p text:style-name="P4"><text:tab/><text:span text:style-name="T6">In my near future I have a lot of projects on my mind , but first I will obtain my DAM-DAW degre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b92cd" officeooo:paragraph-rsid="000b92cd"/>
    </style:style>
    <style:style style:name="MT1" style:family="text">
      <style:text-properties style:text-position="super 5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Antonio Ferrer Lopez . </text:p>
        <text:p text:style-name="MP1">Monday September 30<text:span text:style-name="MT1">t</text:span>th ,2019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10-01T00:47:29.077000000</dc:date>
    <meta:editing-duration>PT7M55S</meta:editing-duration>
    <meta:editing-cycles>3</meta:editing-cycles>
    <meta:document-statistic meta:table-count="0" meta:image-count="0" meta:object-count="0" meta:page-count="1" meta:paragraph-count="15" meta:word-count="401" meta:character-count="2227" meta:non-whitespace-character-count="1817"/>
  </office:meta>
</office:document-meta>
</file>